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0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.77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5.3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0.716cm" fo:min-width="2.5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1.45cm"/>
    </style:style>
    <style:style style:name="gr1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62cm" fo:min-width="0.54cm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62cm" fo:min-width="0.5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873cm" fo:min-width="0.96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3cm"/>
    </style:style>
    <style:style style:name="gr15" style:family="graphic" style:parent-style-name="standard">
      <style:graphic-properties draw:stroke="none" draw:fill="none" fo:min-height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5pt" style:font-size-asian="5pt" style:font-size-complex="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6" style:family="paragraph">
      <loext:graphic-properties draw:fill="none" draw:fill-color="#000000" draw:opacity="100%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9" style:family="paragraph">
      <loext:graphic-properties draw:fill="none"/>
    </style:style>
    <style:style style:name="T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6cm" svg:x="3.104cm" svg:y="2.09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5.904cm" svg:y1="3.295cm" svg:x2="5.904cm" svg:y2="2.695cm">
          <text:p/>
        </draw:line>
        <draw:line draw:style-name="gr2" draw:text-style-name="P1" draw:layer="layout" svg:x1="7.804cm" svg:y1="3.295cm" svg:x2="7.804cm" svg:y2="2.695cm">
          <text:p/>
        </draw:line>
        <draw:line draw:style-name="gr2" draw:text-style-name="P1" draw:layer="layout" svg:x1="4.004cm" svg:y1="3.295cm" svg:x2="4.004cm" svg:y2="2.695cm">
          <text:p/>
        </draw:line>
        <draw:frame draw:style-name="gr3" draw:text-style-name="P2" draw:layer="layout" svg:width="1.539cm" svg:height="0.45cm" svg:x="5.104cm" svg:y="3.295cm">
          <draw:text-box>
            <text:p><text:span text:style-name="T1">Classification</text:span></text:p>
          </draw:text-box>
        </draw:frame>
        <draw:frame draw:style-name="gr4" draw:text-style-name="P3" draw:layer="layout" svg:width="1.78cm" svg:height="0.45cm" svg:x="13.421cm" svg:y="5.525cm">
          <draw:text-box>
            <text:p><text:span text:style-name="T1">Member</text:span></text:p>
          </draw:text-box>
        </draw:frame>
        <draw:frame draw:style-name="gr5" draw:text-style-name="P5" draw:layer="layout" svg:width="1.8cm" svg:height="0.45cm" svg:x="3.304cm" svg:y="3.295cm">
          <draw:text-box>
            <text:p text:style-name="P4"><text:span text:style-name="T1">Object Type</text:span></text:p>
          </draw:text-box>
        </draw:frame>
        <draw:custom-shape draw:style-name="gr6" draw:text-style-name="P1" draw:layer="layout" svg:width="1.8cm" svg:height="0.5cm" svg:x="5.004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0.5cm" svg:x="6.904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0.5cm" svg:x="3.104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5.004cm" svg:y="2.09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6.904cm" svg:y="2.09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5.8cm" svg:height="1.9cm" svg:x="3.004cm" svg:y="1.99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8cm" svg:height="0.45cm" svg:x="3.304cm" svg:y="2.145cm">
          <draw:text-box>
            <text:p text:style-name="P4"><text:span text:style-name="T1">Cold Water </text:span></text:p>
          </draw:text-box>
        </draw:frame>
        <draw:custom-shape draw:style-name="gr8" draw:text-style-name="P6" draw:layer="layout" svg:width="3.1cm" svg:height="1cm" svg:x="4.404cm" svg:y="4.49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2cm" svg:height="0.649cm" svg:x="4.904cm" svg:y="4.695cm">
          <draw:text-box>
            <text:p text:style-name="P4"><text:span text:style-name="T1">FlowMovingDevice</text:span></text:p>
          </draw:text-box>
        </draw:frame>
        <draw:line draw:style-name="gr2" draw:text-style-name="P1" draw:layer="layout" svg:x1="6.004cm" svg:y1="4.495cm" svg:x2="6.004cm" svg:y2="3.895cm">
          <text:p/>
        </draw:line>
        <draw:custom-shape draw:style-name="gr1" draw:text-style-name="P1" draw:layer="layout" svg:width="1.8cm" svg:height="0.6cm" svg:x="3.104cm" svg:y="2.09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5.904cm" svg:y1="3.295cm" svg:x2="5.904cm" svg:y2="2.695cm">
          <text:p/>
        </draw:line>
        <draw:line draw:style-name="gr2" draw:text-style-name="P1" draw:layer="layout" svg:x1="7.804cm" svg:y1="3.295cm" svg:x2="7.804cm" svg:y2="2.695cm">
          <text:p/>
        </draw:line>
        <draw:line draw:style-name="gr2" draw:text-style-name="P1" draw:layer="layout" svg:x1="4.004cm" svg:y1="3.295cm" svg:x2="4.004cm" svg:y2="2.695cm">
          <text:p/>
        </draw:line>
        <draw:frame draw:style-name="gr3" draw:text-style-name="P2" draw:layer="layout" svg:width="1.539cm" svg:height="0.45cm" svg:x="5.104cm" svg:y="3.295cm">
          <draw:text-box>
            <text:p><text:span text:style-name="T1">Classification</text:span></text:p>
          </draw:text-box>
        </draw:frame>
        <draw:frame draw:style-name="gr5" draw:text-style-name="P5" draw:layer="layout" svg:width="1.8cm" svg:height="0.45cm" svg:x="3.304cm" svg:y="3.295cm">
          <draw:text-box>
            <text:p text:style-name="P4"><text:span text:style-name="T1">Object Type</text:span></text:p>
          </draw:text-box>
        </draw:frame>
        <draw:custom-shape draw:style-name="gr6" draw:text-style-name="P1" draw:layer="layout" svg:width="1.8cm" svg:height="0.5cm" svg:x="5.004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0.5cm" svg:x="3.104cm" svg:y="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5.004cm" svg:y="2.09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6.904cm" svg:y="2.09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5.8cm" svg:height="1.9cm" svg:x="3.004cm" svg:y="1.9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" draw:id="id1" draw:layer="layout" svg:width="3.1cm" svg:height="1cm" svg:x="4.404cm" svg:y="4.4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24cm" svg:y1="3.238cm" svg:x2="14.024cm" svg:y2="2.638cm">
          <text:p/>
        </draw:line>
        <draw:custom-shape draw:style-name="gr1" draw:text-style-name="P1" draw:layer="layout" svg:width="1.8cm" svg:height="0.6cm" svg:x="19.289cm" svg:y="2.0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22.089cm" svg:y1="3.26cm" svg:x2="22.089cm" svg:y2="2.66cm">
          <text:p/>
        </draw:line>
        <draw:line draw:style-name="gr2" draw:text-style-name="P1" draw:layer="layout" svg:x1="23.989cm" svg:y1="3.26cm" svg:x2="23.989cm" svg:y2="2.66cm">
          <text:p/>
        </draw:line>
        <draw:line draw:style-name="gr2" draw:text-style-name="P1" draw:layer="layout" svg:x1="20.189cm" svg:y1="3.26cm" svg:x2="20.189cm" svg:y2="2.66cm">
          <text:p/>
        </draw:line>
        <draw:frame draw:style-name="gr3" draw:text-style-name="P2" draw:layer="layout" svg:width="1.539cm" svg:height="0.45cm" svg:x="21.289cm" svg:y="3.26cm">
          <draw:text-box>
            <text:p><text:span text:style-name="T1">Classification</text:span></text:p>
          </draw:text-box>
        </draw:frame>
        <draw:frame draw:style-name="gr4" draw:text-style-name="P3" draw:layer="layout" svg:width="1.78cm" svg:height="0.45cm" svg:x="23.089cm" svg:y="3.26cm">
          <draw:text-box>
            <text:p><text:span text:style-name="T1">Predefined Type</text:span></text:p>
          </draw:text-box>
        </draw:frame>
        <draw:frame draw:style-name="gr5" draw:text-style-name="P5" draw:layer="layout" svg:width="1.8cm" svg:height="0.45cm" svg:x="19.489cm" svg:y="3.26cm">
          <draw:text-box>
            <text:p text:style-name="P4"><text:span text:style-name="T1">Object Type</text:span></text:p>
          </draw:text-box>
        </draw:frame>
        <draw:custom-shape draw:style-name="gr6" draw:text-style-name="P1" draw:layer="layout" svg:width="1.8cm" svg:height="0.5cm" svg:x="21.189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0.5cm" svg:x="23.089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0.5cm" svg:x="19.289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21.189cm" svg:y="2.0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23.089cm" svg:y="2.0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5.8cm" svg:height="1.9cm" svg:x="19.189cm" svg:y="1.9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8cm" svg:height="0.45cm" svg:x="19.489cm" svg:y="2.11cm">
          <draw:text-box>
            <text:p text:style-name="P4"><text:span text:style-name="T1">Non Potable</text:span></text:p>
          </draw:text-box>
        </draw:frame>
        <draw:custom-shape draw:style-name="gr8" draw:text-style-name="P6" xml:id="id3" draw:id="id3" draw:layer="layout" svg:width="3.1cm" svg:height="1cm" svg:x="20.589cm" svg:y="4.4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2cm" svg:height="0.649cm" svg:x="21.089cm" svg:y="4.66cm">
          <draw:text-box>
            <text:p text:style-name="P4"><text:span text:style-name="T1">FlowStorageDevice</text:span></text:p>
          </draw:text-box>
        </draw:frame>
        <draw:line draw:style-name="gr2" draw:text-style-name="P1" draw:layer="layout" svg:x1="22.189cm" svg:y1="4.46cm" svg:x2="22.189cm" svg:y2="3.86cm">
          <text:p/>
        </draw:line>
        <draw:frame draw:style-name="gr4" draw:text-style-name="P3" draw:layer="layout" svg:width="1.78cm" svg:height="0.45cm" svg:x="6.913cm" svg:y="3.333cm">
          <draw:text-box>
            <text:p><text:span text:style-name="T1">Predefined Type</text:span></text:p>
          </draw:text-box>
        </draw:frame>
        <draw:custom-shape draw:style-name="gr1" draw:text-style-name="P1" draw:layer="layout" svg:width="1.8cm" svg:height="0.6cm" svg:x="13.121cm" svg:y="4.33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3" draw:layer="layout" svg:width="1.78cm" svg:height="0.45cm" svg:x="13.324cm" svg:y="4.358cm">
          <draw:text-box>
            <text:p><text:span text:style-name="T1">System</text:span></text:p>
          </draw:text-box>
        </draw:frame>
        <draw:custom-shape draw:style-name="gr6" draw:text-style-name="P1" xml:id="id2" draw:id="id2" draw:layer="layout" svg:width="1.8cm" svg:height="0.5cm" svg:x="13.117cm" svg:y="5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78cm" svg:height="0.45cm" svg:x="13.336cm" svg:y="3.279cm">
          <draw:text-box>
            <text:p><text:span text:style-name="T1">Attribute</text:span></text:p>
          </draw:text-box>
        </draw:frame>
        <draw:custom-shape draw:style-name="gr6" draw:text-style-name="P1" draw:layer="layout" svg:width="1.8cm" svg:height="0.5cm" svg:x="13.111cm" svg:y="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13.158cm" svg:y="2.01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3" draw:layer="layout" svg:width="1.95cm" svg:height="0.45cm" svg:x="13.026cm" svg:y="2.11cm">
          <draw:text-box>
            <text:p><text:span text:style-name="T1">Name: Cold Water</text:span></text:p>
          </draw:text-box>
        </draw:frame>
        <draw:line draw:style-name="gr2" draw:text-style-name="P1" draw:layer="layout" svg:x1="14.012cm" svg:y1="4.327cm" svg:x2="14.012cm" svg:y2="3.727cm">
          <text:p/>
        </draw:line>
        <draw:line draw:style-name="gr2" draw:text-style-name="P1" draw:layer="layout" svg:x1="14.021cm" svg:y1="5.538cm" svg:x2="14.021cm" svg:y2="4.938cm">
          <text:p/>
        </draw:line>
        <draw:connector draw:style-name="gr2" draw:text-style-name="P1" draw:layer="layout" svg:x1="7.504cm" svg:y1="4.995cm" svg:x2="13.117cm" svg:y2="5.769cm" draw:start-shape="id1" draw:start-glue-point="1" draw:end-shape="id2" draw:end-glue-point="6" svg:d="M7504 4995h2815v774h2798" svg:viewBox="0 0 5614 775">
          <text:p/>
        </draw:connector>
        <draw:connector draw:style-name="gr2" draw:text-style-name="P1" draw:layer="layout" svg:x1="20.589cm" svg:y1="4.96cm" svg:x2="14.917cm" svg:y2="5.769cm" draw:start-shape="id3" draw:start-glue-point="3" draw:end-shape="id2" draw:end-glue-point="10" svg:d="M20589 4960h-2845v809h-2827" svg:viewBox="0 0 5673 810">
          <text:p/>
        </draw:connector>
        <draw:custom-shape draw:style-name="gr1" draw:text-style-name="P1" draw:layer="layout" svg:width="1.8cm" svg:height="0.6cm" svg:x="11.203cm" svg:y="7.03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14.003cm" svg:y1="8.237cm" svg:x2="14.003cm" svg:y2="7.637cm">
          <text:p/>
        </draw:line>
        <draw:line draw:style-name="gr2" draw:text-style-name="P1" draw:layer="layout" svg:x1="15.903cm" svg:y1="8.237cm" svg:x2="15.903cm" svg:y2="7.637cm">
          <text:p/>
        </draw:line>
        <draw:line draw:style-name="gr2" draw:text-style-name="P1" draw:layer="layout" svg:x1="12.103cm" svg:y1="8.237cm" svg:x2="12.103cm" svg:y2="7.637cm">
          <text:p/>
        </draw:line>
        <draw:frame draw:style-name="gr3" draw:text-style-name="P2" draw:layer="layout" svg:width="1.539cm" svg:height="0.45cm" svg:x="13.203cm" svg:y="8.237cm">
          <draw:text-box>
            <text:p><text:span text:style-name="T1">Classification</text:span></text:p>
          </draw:text-box>
        </draw:frame>
        <draw:frame draw:style-name="gr4" draw:text-style-name="P3" draw:layer="layout" svg:width="1.78cm" svg:height="0.45cm" svg:x="15.003cm" svg:y="8.237cm">
          <draw:text-box>
            <text:p><text:span text:style-name="T1">Predefined Type</text:span></text:p>
          </draw:text-box>
        </draw:frame>
        <draw:frame draw:style-name="gr5" draw:text-style-name="P5" draw:layer="layout" svg:width="1.8cm" svg:height="0.45cm" svg:x="11.403cm" svg:y="8.237cm">
          <draw:text-box>
            <text:p text:style-name="P4"><text:span text:style-name="T1">Object Type</text:span></text:p>
          </draw:text-box>
        </draw:frame>
        <draw:custom-shape draw:style-name="gr6" draw:text-style-name="P1" draw:layer="layout" svg:width="1.8cm" svg:height="0.5cm" svg:x="13.103cm" svg:y="8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0.5cm" svg:x="15.003cm" svg:y="8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cm" svg:height="0.5cm" svg:x="11.203cm" svg:y="8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0.6cm" svg:x="13.103cm" svg:y="7.03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.8cm" svg:height="0.6cm" svg:x="15.003cm" svg:y="7.03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5.8cm" svg:height="1.9cm" svg:x="11.103cm" svg:y="6.93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8cm" svg:height="0.649cm" svg:x="11.376cm" svg:y="7.003cm">
          <draw:text-box>
            <text:p text:style-name="P4"><text:span text:style-name="T1">Storage Tank/Room</text:span></text:p>
          </draw:text-box>
        </draw:frame>
        <draw:custom-shape draw:style-name="gr8" draw:text-style-name="P6" xml:id="id4" draw:id="id4" draw:layer="layout" svg:width="3.1cm" svg:height="1cm" svg:x="12.503cm" svg:y="9.43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2cm" svg:height="0.649cm" svg:x="13.603cm" svg:y="9.756cm">
          <draw:text-box>
            <text:p text:style-name="P4"><text:span text:style-name="T1">Space</text:span></text:p>
          </draw:text-box>
        </draw:frame>
        <draw:line draw:style-name="gr2" draw:text-style-name="P1" draw:layer="layout" svg:x1="14.103cm" svg:y1="9.437cm" svg:x2="14.103cm" svg:y2="8.837cm">
          <text:p/>
        </draw:line>
        <draw:custom-shape draw:style-name="gr11" draw:text-style-name="P7" draw:layer="layout" svg:width="2.079cm" svg:height="2.022cm" svg:x="4.974cm" svg:y="8.9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032cm" svg:y1="5.503cm" svg:x2="6.022cm" svg:y2="8.985cm">
          <text:p/>
        </draw:line>
        <draw:line draw:style-name="gr2" draw:text-style-name="P1" draw:layer="layout" svg:x1="7.059cm" svg:y1="10.001cm" svg:x2="12.478cm" svg:y2="10.001cm">
          <text:p/>
        </draw:line>
        <draw:custom-shape draw:style-name="gr11" draw:text-style-name="P7" draw:layer="layout" svg:width="2.079cm" svg:height="2.022cm" svg:x="20.962cm" svg:y="8.9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2.017cm" svg:y1="5.48cm" svg:x2="22.017cm" svg:y2="8.996cm">
          <text:p/>
        </draw:line>
        <draw:line draw:style-name="gr2" draw:text-style-name="P1" draw:layer="layout" svg:x1="20.959cm" svg:y1="10.016cm" svg:x2="15.61cm" svg:y2="9.997cm">
          <text:p/>
        </draw:line>
        <draw:frame draw:style-name="gr9" draw:text-style-name="P5" draw:layer="layout" svg:width="2.2cm" svg:height="0.649cm" svg:x="5.282cm" svg:y="9.723cm">
          <draw:text-box>
            <text:p text:style-name="P4"><text:span text:style-name="T1">isCollided</text:span></text:p>
          </draw:text-box>
        </draw:frame>
        <draw:frame draw:style-name="gr9" draw:text-style-name="P5" draw:layer="layout" svg:width="2.2cm" svg:height="0.649cm" svg:x="21.308cm" svg:y="9.724cm">
          <draw:text-box>
            <text:p text:style-name="P4"><text:span text:style-name="T1">isCollided</text:span></text:p>
          </draw:text-box>
        </draw:frame>
        <draw:custom-shape draw:style-name="gr12" draw:text-style-name="P7" xml:id="id5" draw:id="id5" draw:layer="layout" svg:width="2.079cm" svg:height="2.022cm" svg:x="9.961cm" svg:y="11.9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xml:id="id6" draw:id="id6" draw:layer="layout" svg:width="2.079cm" svg:height="2.022cm" svg:x="15.965cm" svg:y="12.0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2.2cm" svg:height="0.649cm" svg:x="10.024cm" svg:y="12.737cm">
          <draw:text-box>
            <text:p text:style-name="P4"><text:span text:style-name="T1">GetConnectedWall</text:span></text:p>
          </draw:text-box>
        </draw:frame>
        <draw:frame draw:style-name="gr9" draw:text-style-name="P5" draw:layer="layout" svg:width="2.2cm" svg:height="0.649cm" svg:x="16.028cm" svg:y="12.818cm">
          <draw:text-box>
            <text:p text:style-name="P4"><text:span text:style-name="T1">GetConnectedWall</text:span></text:p>
          </draw:text-box>
        </draw:frame>
        <draw:connector draw:style-name="gr2" draw:text-style-name="P1" draw:layer="layout" svg:x1="14.053cm" svg:y1="10.437cm" svg:x2="11.001cm" svg:y2="11.967cm" draw:start-shape="id4" draw:start-glue-point="2" draw:end-shape="id5" draw:end-glue-point="4" svg:d="M14053 10437v774h-3052v756" svg:viewBox="0 0 3053 1531">
          <text:p/>
        </draw:connector>
        <draw:connector draw:style-name="gr2" draw:text-style-name="P1" draw:layer="layout" draw:line-skew="-0.15cm" svg:x1="14.054cm" svg:y1="11.212cm" svg:x2="17.005cm" svg:y2="12.009cm" draw:end-shape="id6" draw:end-glue-point="4" svg:d="M14054 11212v-2h2951v799" svg:viewBox="0 0 2952 800">
          <text:p/>
        </draw:connector>
        <draw:custom-shape draw:style-name="gr13" draw:text-style-name="P8" draw:layer="layout" svg:width="2.074cm" svg:height="1.587cm" svg:x="12.913cm" svg:y="14.511cm">
          <text:p text:style-name="P4"><text:span text:style-name="T1">If Wall(a).Id != </text:span></text:p>
          <text:p text:style-name="P4"><text:span text:style-name="T1">Wall(b).Id</text:span></text:p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8cm" svg:height="0.6cm" svg:x="10.116cm" svg:y="15.058cm">
          <text:p text:style-name="P4"><text:span text:style-name="T1">Wall (a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8" draw:layer="layout" svg:width="1.8cm" svg:height="0.6cm" svg:x="16.116cm" svg:y="15.019cm">
          <text:p text:style-name="P4"><text:span text:style-name="T1">Wall (b)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11.002cm" svg:y1="13.972cm" svg:x2="11.028cm" svg:y2="15.022cm">
          <text:p/>
        </draw:line>
        <draw:line draw:style-name="gr2" draw:text-style-name="P1" draw:layer="layout" svg:x1="17.019cm" svg:y1="14.032cm" svg:x2="17.028cm" svg:y2="15.005cm">
          <text:p/>
        </draw:line>
        <draw:line draw:style-name="gr2" draw:text-style-name="P1" draw:layer="layout" svg:x1="11.915cm" svg:y1="15.363cm" svg:x2="12.914cm" svg:y2="15.363cm">
          <text:p/>
        </draw:line>
        <draw:line draw:style-name="gr2" draw:text-style-name="P1" draw:layer="layout" svg:x1="16.123cm" svg:y1="15.329cm" svg:x2="14.971cm" svg:y2="15.338cm">
          <text:p/>
        </draw:line>
        <draw:custom-shape draw:style-name="gr14" draw:text-style-name="P8" draw:layer="layout" svg:width="1.8cm" svg:height="0.6cm" svg:x="12.992cm" svg:y="16.854cm">
          <text:p text:style-name="P4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" draw:text-style-name="P1" draw:layer="layout" svg:x1="13.928cm" svg:y1="16.094cm" svg:x2="13.952cm" svg:y2="16.853cm">
          <text:p/>
        </draw:line>
        <draw:frame draw:style-name="gr15" draw:text-style-name="P9" draw:layer="layout" svg:width="1.51cm" svg:height="0.65cm" svg:x="13.172cm" svg:y="16.834cm">
          <draw:text-box>
            <text:p><text:span text:style-name="T1">Wall(a).Id != </text:span></text:p>
            <text:p><text:span text:style-name="T1">Wall(b).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4:19:12.042000000</meta:creation-date>
    <dc:date>2018-11-07T18:08:06.622000000</dc:date>
    <meta:editing-duration>PT14M20S</meta:editing-duration>
    <meta:editing-cycles>2</meta:editing-cycles>
    <meta:generator>LibreOffice/6.1.2.1$Windows_X86_64 LibreOffice_project/65905a128db06ba48db947242809d14d3f9a93fe</meta:generator>
    <meta:document-statistic meta:object-count="100"/>
  </office:meta>
</office:document-meta>
</file>